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21-04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20-11-06 16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97032" calcext:value-type="float">
            <text:p>23.49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82376" calcext:value-type="float">
            <text:p>23.58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8296" calcext:value-type="float">
            <text:p>23.6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62792" calcext:value-type="float">
            <text:p>23.86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98784" calcext:value-type="float">
            <text:p>23.79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2012" calcext:value-type="float">
            <text:p>23.82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55528" calcext:value-type="float">
            <text:p>23.65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86592" calcext:value-type="float">
            <text:p>23.78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874984" calcext:value-type="float">
            <text:p>23.87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75568" calcext:value-type="float">
            <text:p>23.97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1824" calcext:value-type="float">
            <text:p>24.0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5336" calcext:value-type="float">
            <text:p>24.40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76024" calcext:value-type="float">
            <text:p>24.57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22328" calcext:value-type="float">
            <text:p>24.72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21032" calcext:value-type="float">
            <text:p>25.02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93016" calcext:value-type="float">
            <text:p>24.89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2952" calcext:value-type="float">
            <text:p>25.14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45416" calcext:value-type="float">
            <text:p>25.04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7984" calcext:value-type="float">
            <text:p>25.01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9424" calcext:value-type="float">
            <text:p>25.10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698" calcext:value-type="float">
            <text:p>25.06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69928" calcext:value-type="float">
            <text:p>24.56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95608" calcext:value-type="float">
            <text:p>24.29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80368" calcext:value-type="float">
            <text:p>24.28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15064" calcext:value-type="float">
            <text:p>24.51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31016" calcext:value-type="float">
            <text:p>24.13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1636" calcext:value-type="float">
            <text:p>24.21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1224" calcext:value-type="float">
            <text:p>24.27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66296" calcext:value-type="float">
            <text:p>24.46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8212" calcext:value-type="float">
            <text:p>24.58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13253100565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55856" calcext:value-type="float">
            <text:p>24.75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21" meta:object-count="0"/>
    <meta:user-defined meta:name="AppVersion">3.0</meta:user-defined>
  </office:meta>
</office:document-meta>
</file>